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3. (Semi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Data d’entrega<text:tab/>2</text:span></text:a></text:p>
          <text:p text:style-name="P13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3"><text:a xlink:type="simple" xlink:href="#_mddm13ai61n6" text:style-name="Index_20_Link" text:visited-style-name="Index_20_Link"><text:span text:style-name="T16">3. Activitat 01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3. Activitats avaluables (Semipresencial)</text:span></text:p>
      <text:list xml:id="list2683526007" text:style-name="WWNum3">
        <text:list-item>
          <text:p text:style-name="P30"><text:bookmark text:name="_dbh0n1vac4c8"/>Data d’entrega</text:p>
        </text:list-item>
      </text:list>
      <text:p text:style-name="Standard"><text:span text:style-name="T10">Data límit d'entrega: </text:span><text:span text:style-name="T18">Dilluns 21 d’octubre a les 23:55.</text:span></text:p>
      <text:p text:style-name="Standard">L’activitat serà avaluada quan haja passat la data límit d’entrega.</text:p>
      <text:p text:style-name="P23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53308047290241" text:continue-numbering="true" text:style-name="WWNum3">
        <text:list-item>
          <text:p text:style-name="P30"><text:bookmark text:name="_9maybllx2a09"/><text:soft-page-break/>Observacions prèvies a la realització de la tasca avaluables</text:p>
        </text:list-item>
      </text:list>
      <text:list xml:id="list831044154" text:style-name="WWNum2">
        <text:list-item>
          <text:p text:style-name="P24">Has d’utilitzar el repositori GitHub creat per lliurar treballs del mòdul. Recordeu que el repositori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6">Quan s’entreguen documents, aquests han de tindre una bona presentació. Encara que siga xicotet, ha de tindre portada, índex, capçalera, peu de pàgina (amb nombre de pàgines), a més de ser coherent en estil.</text:p>
        </text:list-item>
        <text:list-item>
          <text:p text:style-name="P26">Quan s’entregue fitxers amb codi han d’estar correctament formatats i abundantment comentats. </text:p>
          <text:list>
            <text:list-item>
              <text:p text:style-name="P29"><text:span text:style-name="T10">Nota</text:span>: podeu fer els comentaris a la llengua que vulgueu.</text:p>
            </text:list-item>
          </text:list>
        </text:list-item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1"><text:s/>❕</text:span><text:span text:style-name="T12"> </text:span><text:span text:style-name="T10">Atenció: </text:span>no complir aquestes consideracions pot reduir la nota fins a 3 punts.</text:p>
      <text:p text:style-name="Standard"/>
      <text:list xml:id="list53308663782532" text:continue-list="list53308047290241" text:style-name="WWNum3">
        <text:list-item>
          <text:p text:style-name="P30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3402874991" text:style-name="WWNum1">
        <text:list-item>
          <text:p text:style-name="P25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28">Posada en marxa utilitzant la imatge de Docker Hub d’Odoo i utilitzant els fitxers de Docker Compose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7" meta:word-count="494" meta:character-count="3000" meta:non-whitespace-character-count="2547"/>
    <meta:generator>LibreOfficeDev/6.0.5.2$Linux_X86_64 LibreOffice_project/</meta:generator>
  </office:meta>
</office:document-meta>
</file>